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8816" calcext:value-type="float">
            <text:p>59.8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1008" calcext:value-type="float">
            <text:p>59.8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4328" calcext:value-type="float">
            <text:p>59.7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18296" calcext:value-type="float">
            <text:p>59.5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7796" calcext:value-type="float">
            <text:p>59.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PC-02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57464" calcext:value-type="float">
            <text:p>58.9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